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0D000002742A92C480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0.354cm" svg:y="0.589cm" presentation:class="title" presentation:user-transformed="true">
          <draw:text-box>
            <text:p text:style-name="P1">Code Description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7.54cm" svg:height="17.451cm" svg:x="0.26cm" svg:y="3.2cm">
          <draw:image xlink:href="Pictures/100000000000040D000002742A92C48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8T17:31:31.580848857</meta:creation-date>
    <dc:date>2015-06-12T18:50:00.938131000</dc:date>
    <meta:editing-duration>PT4M6S</meta:editing-duration>
    <meta:editing-cycles>5</meta:editing-cycles>
    <meta:generator>LibreOffice/4.3.7.2$MacOSX_x86 LibreOffice_project/8a35821d8636a03b8bf4e15b48f59794652c68ba</meta:generator>
    <meta:document-statistic meta:object-count="26"/>
  </office:meta>
</office:document-meta>
</file>